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eb2" officeooo:paragraph-rsid="00085eb2"/>
    </style:style>
    <style:style style:name="P2" style:family="paragraph" style:parent-style-name="Standard">
      <style:paragraph-properties fo:text-align="center" style:justify-single-word="false"/>
      <style:text-properties fo:color="#c9211e" fo:font-size="14pt" fo:font-weight="bold" officeooo:rsid="00085eb2" officeooo:paragraph-rsid="00085eb2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9d387" officeooo:paragraph-rsid="0009d387"/>
    </style:style>
    <style:style style:name="P4" style:family="paragraph" style:parent-style-name="Standard" style:list-style-name="L1">
      <style:text-properties officeooo:rsid="000d05ac" officeooo:paragraph-rsid="000eb00f"/>
    </style:style>
    <style:style style:name="P5" style:family="paragraph" style:parent-style-name="Standard" style:list-style-name="L1">
      <style:text-properties officeooo:paragraph-rsid="000eb00f"/>
    </style:style>
    <style:style style:name="P6" style:family="paragraph" style:parent-style-name="Standard">
      <style:text-properties officeooo:paragraph-rsid="000eb00f"/>
    </style:style>
    <style:style style:name="P7" style:family="paragraph" style:parent-style-name="Standard" style:list-style-name="L1">
      <style:text-properties officeooo:rsid="0012a207" officeooo:paragraph-rsid="0012a207"/>
    </style:style>
    <style:style style:name="P8" style:family="paragraph" style:parent-style-name="Standard" style:list-style-name="L1">
      <style:text-properties officeooo:rsid="00155271" officeooo:paragraph-rsid="00155271"/>
    </style:style>
    <style:style style:name="P9" style:family="paragraph" style:parent-style-name="Standard" style:list-style-name="L1">
      <style:text-properties officeooo:rsid="0017f34f" officeooo:paragraph-rsid="0017f34f"/>
    </style:style>
    <style:style style:name="P10" style:family="paragraph" style:parent-style-name="Standard" style:list-style-name="L1">
      <style:text-properties officeooo:rsid="0020a6c7" officeooo:paragraph-rsid="0020a6c7"/>
    </style:style>
    <style:style style:name="P11" style:family="paragraph" style:parent-style-name="Standard" style:list-style-name="L1">
      <style:text-properties officeooo:rsid="0025dcf8" officeooo:paragraph-rsid="0025dcf8"/>
    </style:style>
    <style:style style:name="P12" style:family="paragraph" style:parent-style-name="Standard" style:list-style-name="L1">
      <style:text-properties officeooo:rsid="002ef18d" officeooo:paragraph-rsid="002ef18d"/>
    </style:style>
    <style:style style:name="P13" style:family="paragraph" style:parent-style-name="Standard">
      <style:text-properties officeooo:rsid="0035c57f" officeooo:paragraph-rsid="0035c57f"/>
    </style:style>
    <style:style style:name="P14" style:family="paragraph" style:parent-style-name="Standard">
      <style:text-properties officeooo:rsid="003ea8ac" officeooo:paragraph-rsid="003ea8ac"/>
    </style:style>
    <style:style style:name="P15" style:family="paragraph" style:parent-style-name="Standard">
      <style:text-properties officeooo:rsid="00438ebe" officeooo:paragraph-rsid="00438ebe"/>
    </style:style>
    <style:style style:name="P16" style:family="paragraph" style:parent-style-name="Standard">
      <style:text-properties officeooo:rsid="00438ebe" officeooo:paragraph-rsid="004bee85"/>
    </style:style>
    <style:style style:name="P17" style:family="paragraph" style:parent-style-name="Standard">
      <style:text-properties officeooo:rsid="00500f53" officeooo:paragraph-rsid="00500f53"/>
    </style:style>
    <style:style style:name="P18" style:family="paragraph" style:parent-style-name="Standard">
      <style:text-properties officeooo:rsid="005266aa" officeooo:paragraph-rsid="005266aa"/>
    </style:style>
    <style:style style:name="P19" style:family="paragraph" style:parent-style-name="Standard">
      <style:text-properties officeooo:rsid="005b7939" officeooo:paragraph-rsid="005b7939"/>
    </style:style>
    <style:style style:name="P20" style:family="paragraph" style:parent-style-name="Standard">
      <style:text-properties officeooo:rsid="0068ecd0" officeooo:paragraph-rsid="0068ecd0"/>
    </style:style>
    <style:style style:name="P21" style:family="paragraph" style:parent-style-name="Standard">
      <style:text-properties officeooo:rsid="006bddff" officeooo:paragraph-rsid="006bddff"/>
    </style:style>
    <style:style style:name="P22" style:family="paragraph" style:parent-style-name="Standard">
      <style:text-properties officeooo:paragraph-rsid="006f5662"/>
    </style:style>
    <style:style style:name="P23" style:family="paragraph" style:parent-style-name="Standard">
      <style:text-properties officeooo:rsid="0076e50f" officeooo:paragraph-rsid="0076e50f"/>
    </style:style>
    <style:style style:name="P24" style:family="paragraph" style:parent-style-name="Standard">
      <style:text-properties officeooo:rsid="007869ea" officeooo:paragraph-rsid="007869ea"/>
    </style:style>
    <style:style style:name="P25" style:family="paragraph" style:parent-style-name="Standard">
      <style:text-properties officeooo:rsid="008612d4" officeooo:paragraph-rsid="008612d4"/>
    </style:style>
    <style:style style:name="P26" style:family="paragraph" style:parent-style-name="Standard">
      <style:text-properties officeooo:rsid="0087a908" officeooo:paragraph-rsid="0087a908"/>
    </style:style>
    <style:style style:name="P27" style:family="paragraph" style:parent-style-name="Standard" style:list-style-name="L2">
      <style:text-properties officeooo:rsid="0088eed2" officeooo:paragraph-rsid="0088eed2"/>
    </style:style>
    <style:style style:name="P28" style:family="paragraph" style:parent-style-name="Standard" style:list-style-name="L2">
      <style:text-properties officeooo:rsid="0089d8de" officeooo:paragraph-rsid="0089d8de"/>
    </style:style>
    <style:style style:name="P29" style:family="paragraph" style:parent-style-name="Standard" style:list-style-name="L2">
      <style:text-properties officeooo:rsid="008a1536" officeooo:paragraph-rsid="008a1536"/>
    </style:style>
    <style:style style:name="P30" style:family="paragraph" style:parent-style-name="Standard">
      <style:text-properties officeooo:rsid="008a1536" officeooo:paragraph-rsid="008a1536"/>
    </style:style>
    <style:style style:name="P31" style:family="paragraph" style:parent-style-name="Standard">
      <style:text-properties officeooo:rsid="008d9801" officeooo:paragraph-rsid="008d9801"/>
    </style:style>
    <style:style style:name="P32" style:family="paragraph" style:parent-style-name="Standard">
      <style:text-properties officeooo:rsid="00957967" officeooo:paragraph-rsid="00957967"/>
    </style:style>
    <style:style style:name="P33" style:family="paragraph" style:parent-style-name="Standard">
      <style:text-properties officeooo:rsid="00957967" officeooo:paragraph-rsid="009eca13"/>
    </style:style>
    <style:style style:name="P34" style:family="paragraph" style:parent-style-name="Standard">
      <style:text-properties officeooo:rsid="0097a89c" officeooo:paragraph-rsid="0097a89c"/>
    </style:style>
    <style:style style:name="P35" style:family="paragraph" style:parent-style-name="Standard">
      <style:text-properties officeooo:rsid="009d65e8" officeooo:paragraph-rsid="009d65e8"/>
    </style:style>
    <style:style style:name="P36" style:family="paragraph" style:parent-style-name="Standard" style:list-style-name="L3">
      <style:text-properties officeooo:rsid="00a58569" officeooo:paragraph-rsid="00a58569"/>
    </style:style>
    <style:style style:name="P37" style:family="paragraph" style:parent-style-name="Standard" style:list-style-name="L3">
      <style:text-properties officeooo:rsid="00a686b4" officeooo:paragraph-rsid="00a686b4"/>
    </style:style>
    <style:style style:name="P38" style:family="paragraph" style:parent-style-name="Standard" style:list-style-name="L3">
      <style:text-properties officeooo:rsid="00a686b4" officeooo:paragraph-rsid="00bf43a4"/>
    </style:style>
    <style:style style:name="P39" style:family="paragraph" style:parent-style-name="Standard">
      <style:text-properties officeooo:paragraph-rsid="00a58569"/>
    </style:style>
    <style:style style:name="P40" style:family="paragraph" style:parent-style-name="Standard" style:list-style-name="L3">
      <style:text-properties officeooo:rsid="00aaf0ab" officeooo:paragraph-rsid="00aaf0ab"/>
    </style:style>
    <style:style style:name="P41" style:family="paragraph" style:parent-style-name="Standard">
      <style:text-properties officeooo:rsid="00b3d6db" officeooo:paragraph-rsid="00aaf0ab"/>
    </style:style>
    <style:style style:name="P42" style:family="paragraph" style:parent-style-name="Standard">
      <style:text-properties officeooo:rsid="00ba8b73" officeooo:paragraph-rsid="00bbeb6a"/>
    </style:style>
    <style:style style:name="P43" style:family="paragraph" style:parent-style-name="Standard" style:list-style-name="L3">
      <style:text-properties officeooo:paragraph-rsid="00bda1db"/>
    </style:style>
    <style:style style:name="P44" style:family="paragraph" style:parent-style-name="Standard" style:list-style-name="L3">
      <style:text-properties officeooo:paragraph-rsid="00bf0477"/>
    </style:style>
    <style:style style:name="P45" style:family="paragraph" style:parent-style-name="Standard" style:list-style-name="L3">
      <style:text-properties officeooo:paragraph-rsid="00dc2fa7"/>
    </style:style>
    <style:style style:name="P46" style:family="paragraph" style:parent-style-name="Standard">
      <style:text-properties officeooo:rsid="00c5388b" officeooo:paragraph-rsid="00c5388b"/>
    </style:style>
    <style:style style:name="P47" style:family="paragraph" style:parent-style-name="Standard">
      <style:text-properties officeooo:rsid="00c5388b" officeooo:paragraph-rsid="00d26d55"/>
    </style:style>
    <style:style style:name="P48" style:family="paragraph" style:parent-style-name="Standard">
      <style:text-properties officeooo:rsid="00c7d945" officeooo:paragraph-rsid="00c7d945"/>
    </style:style>
    <style:style style:name="P49" style:family="paragraph" style:parent-style-name="Standard">
      <style:text-properties officeooo:rsid="00dc2fa7" officeooo:paragraph-rsid="00dc2fa7"/>
    </style:style>
    <style:style style:name="P50" style:family="paragraph" style:parent-style-name="Standard">
      <style:text-properties officeooo:paragraph-rsid="009ba7d4"/>
    </style:style>
    <style:style style:name="P51" style:family="paragraph" style:parent-style-name="Standard">
      <style:text-properties officeooo:rsid="00e871c0" officeooo:paragraph-rsid="00e871c0"/>
    </style:style>
    <style:style style:name="P52" style:family="paragraph" style:parent-style-name="Standard" style:list-style-name="L2">
      <style:text-properties officeooo:rsid="00ec00c7" officeooo:paragraph-rsid="00ec00c7"/>
    </style:style>
    <style:style style:name="P53" style:family="paragraph" style:parent-style-name="Standard" style:list-style-name="L2">
      <style:text-properties officeooo:rsid="00fef12d" officeooo:paragraph-rsid="00fef12d"/>
    </style:style>
    <style:style style:name="T1" style:family="text">
      <style:text-properties officeooo:rsid="000b8344"/>
    </style:style>
    <style:style style:name="T2" style:family="text">
      <style:text-properties officeooo:rsid="000ba3df"/>
    </style:style>
    <style:style style:name="T3" style:family="text">
      <style:text-properties officeooo:rsid="000d05ac"/>
    </style:style>
    <style:style style:name="T4" style:family="text">
      <style:text-properties officeooo:rsid="000eb00f"/>
    </style:style>
    <style:style style:name="T5" style:family="text">
      <style:text-properties officeooo:rsid="00155271"/>
    </style:style>
    <style:style style:name="T6" style:family="text">
      <style:text-properties officeooo:rsid="0016d23d"/>
    </style:style>
    <style:style style:name="T7" style:family="text">
      <style:text-properties officeooo:rsid="0017f34f"/>
    </style:style>
    <style:style style:name="T8" style:family="text">
      <style:text-properties officeooo:rsid="0019c8e8"/>
    </style:style>
    <style:style style:name="T9" style:family="text">
      <style:text-properties officeooo:rsid="001b9e8d"/>
    </style:style>
    <style:style style:name="T10" style:family="text">
      <style:text-properties officeooo:rsid="001cf85d"/>
    </style:style>
    <style:style style:name="T11" style:family="text">
      <style:text-properties officeooo:rsid="001d308a"/>
    </style:style>
    <style:style style:name="T12" style:family="text">
      <style:text-properties officeooo:rsid="001d62c5"/>
    </style:style>
    <style:style style:name="T13" style:family="text">
      <style:text-properties officeooo:rsid="001df6ef"/>
    </style:style>
    <style:style style:name="T14" style:family="text">
      <style:text-properties officeooo:rsid="0021e375"/>
    </style:style>
    <style:style style:name="T15" style:family="text">
      <style:text-properties officeooo:rsid="0023bbaa"/>
    </style:style>
    <style:style style:name="T16" style:family="text">
      <style:text-properties officeooo:rsid="002672ba"/>
    </style:style>
    <style:style style:name="T17" style:family="text">
      <style:text-properties officeooo:rsid="0028452a"/>
    </style:style>
    <style:style style:name="T18" style:family="text">
      <style:text-properties officeooo:rsid="0028f8a2"/>
    </style:style>
    <style:style style:name="T19" style:family="text">
      <style:text-properties officeooo:rsid="00296d8f"/>
    </style:style>
    <style:style style:name="T20" style:family="text">
      <style:text-properties officeooo:rsid="0029d814"/>
    </style:style>
    <style:style style:name="T21" style:family="text">
      <style:text-properties officeooo:rsid="00360a70"/>
    </style:style>
    <style:style style:name="T22" style:family="text">
      <style:text-properties officeooo:rsid="0037c93e"/>
    </style:style>
    <style:style style:name="T23" style:family="text">
      <style:text-properties officeooo:rsid="0039b45a"/>
    </style:style>
    <style:style style:name="T24" style:family="text">
      <style:text-properties officeooo:rsid="0039ee3f"/>
    </style:style>
    <style:style style:name="T25" style:family="text">
      <style:text-properties officeooo:rsid="003b6f2f"/>
    </style:style>
    <style:style style:name="T26" style:family="text">
      <style:text-properties officeooo:rsid="003d68ae"/>
    </style:style>
    <style:style style:name="T27" style:family="text">
      <style:text-properties officeooo:rsid="003ea8ac"/>
    </style:style>
    <style:style style:name="T28" style:family="text">
      <style:text-properties officeooo:rsid="003f9f77"/>
    </style:style>
    <style:style style:name="T29" style:family="text">
      <style:text-properties officeooo:rsid="00447f3a"/>
    </style:style>
    <style:style style:name="T30" style:family="text">
      <style:text-properties officeooo:rsid="004573cf"/>
    </style:style>
    <style:style style:name="T31" style:family="text">
      <style:text-properties officeooo:rsid="00484a94"/>
    </style:style>
    <style:style style:name="T32" style:family="text">
      <style:text-properties officeooo:rsid="00484bb5"/>
    </style:style>
    <style:style style:name="T33" style:family="text">
      <style:text-properties officeooo:rsid="004bee85"/>
    </style:style>
    <style:style style:name="T34" style:family="text">
      <style:text-properties officeooo:rsid="0051e04b"/>
    </style:style>
    <style:style style:name="T35" style:family="text">
      <style:text-properties officeooo:rsid="00522986"/>
    </style:style>
    <style:style style:name="T36" style:family="text">
      <style:text-properties officeooo:rsid="0052d9a9"/>
    </style:style>
    <style:style style:name="T37" style:family="text">
      <style:text-properties officeooo:rsid="0052e0d7"/>
    </style:style>
    <style:style style:name="T38" style:family="text">
      <style:text-properties officeooo:rsid="0055c6eb"/>
    </style:style>
    <style:style style:name="T39" style:family="text">
      <style:text-properties officeooo:rsid="00570610"/>
    </style:style>
    <style:style style:name="T40" style:family="text">
      <style:text-properties officeooo:rsid="005b7939"/>
    </style:style>
    <style:style style:name="T41" style:family="text">
      <style:text-properties officeooo:rsid="005d6101"/>
    </style:style>
    <style:style style:name="T42" style:family="text">
      <style:text-properties officeooo:rsid="005f2ec4"/>
    </style:style>
    <style:style style:name="T43" style:family="text">
      <style:text-properties officeooo:rsid="0061f8b7"/>
    </style:style>
    <style:style style:name="T44" style:family="text">
      <style:text-properties officeooo:rsid="00630da1"/>
    </style:style>
    <style:style style:name="T45" style:family="text">
      <style:text-properties officeooo:rsid="00646da4"/>
    </style:style>
    <style:style style:name="T46" style:family="text">
      <style:text-properties officeooo:rsid="0067fd73"/>
    </style:style>
    <style:style style:name="T47" style:family="text">
      <style:text-properties officeooo:rsid="006ee6bd"/>
    </style:style>
    <style:style style:name="T48" style:family="text">
      <style:text-properties officeooo:rsid="006ee90f"/>
    </style:style>
    <style:style style:name="T49" style:family="text">
      <style:text-properties officeooo:rsid="006f5662"/>
    </style:style>
    <style:style style:name="T50" style:family="text">
      <style:text-properties officeooo:rsid="00714198"/>
    </style:style>
    <style:style style:name="T51" style:family="text">
      <style:text-properties officeooo:rsid="007303bc"/>
    </style:style>
    <style:style style:name="T52" style:family="text">
      <style:text-properties officeooo:rsid="0074ea84"/>
    </style:style>
    <style:style style:name="T53" style:family="text">
      <style:text-properties officeooo:rsid="0078d26e"/>
    </style:style>
    <style:style style:name="T54" style:family="text">
      <style:text-properties officeooo:rsid="007ac33c"/>
    </style:style>
    <style:style style:name="T55" style:family="text">
      <style:text-properties officeooo:rsid="007c2481"/>
    </style:style>
    <style:style style:name="T56" style:family="text">
      <style:text-properties officeooo:rsid="007e5e4d"/>
    </style:style>
    <style:style style:name="T57" style:family="text">
      <style:text-properties officeooo:rsid="00813daa"/>
    </style:style>
    <style:style style:name="T58" style:family="text">
      <style:text-properties officeooo:rsid="008369ff"/>
    </style:style>
    <style:style style:name="T59" style:family="text">
      <style:text-properties officeooo:rsid="0083f440"/>
    </style:style>
    <style:style style:name="T60" style:family="text">
      <style:text-properties officeooo:rsid="00872b73"/>
    </style:style>
    <style:style style:name="T61" style:family="text">
      <style:text-properties officeooo:rsid="0089d8de"/>
    </style:style>
    <style:style style:name="T62" style:family="text">
      <style:text-properties officeooo:rsid="008bf2e6"/>
    </style:style>
    <style:style style:name="T63" style:family="text">
      <style:text-properties officeooo:rsid="008e073b"/>
    </style:style>
    <style:style style:name="T64" style:family="text">
      <style:text-properties officeooo:rsid="009009cd"/>
    </style:style>
    <style:style style:name="T65" style:family="text">
      <style:text-properties officeooo:rsid="00909efa"/>
    </style:style>
    <style:style style:name="T66" style:family="text">
      <style:text-properties officeooo:rsid="0090dadf"/>
    </style:style>
    <style:style style:name="T67" style:family="text">
      <style:text-properties officeooo:rsid="00937c2a"/>
    </style:style>
    <style:style style:name="T68" style:family="text">
      <style:text-properties officeooo:rsid="009ba7d4"/>
    </style:style>
    <style:style style:name="T69" style:family="text">
      <style:text-properties officeooo:rsid="009eca13"/>
    </style:style>
    <style:style style:name="T70" style:family="text">
      <style:text-properties officeooo:rsid="00a58569"/>
    </style:style>
    <style:style style:name="T71" style:family="text">
      <style:text-properties officeooo:rsid="00a686b4"/>
    </style:style>
    <style:style style:name="T72" style:family="text">
      <style:text-properties officeooo:rsid="00a73b73"/>
    </style:style>
    <style:style style:name="T73" style:family="text">
      <style:text-properties officeooo:rsid="00a8f2af"/>
    </style:style>
    <style:style style:name="T74" style:family="text">
      <style:text-properties officeooo:rsid="00aaf0ab"/>
    </style:style>
    <style:style style:name="T75" style:family="text">
      <style:text-properties officeooo:rsid="00ac335d"/>
    </style:style>
    <style:style style:name="T76" style:family="text">
      <style:text-properties officeooo:rsid="00b0a601"/>
    </style:style>
    <style:style style:name="T77" style:family="text">
      <style:text-properties officeooo:rsid="00b3d6db"/>
    </style:style>
    <style:style style:name="T78" style:family="text">
      <style:text-properties officeooo:rsid="00b91224"/>
    </style:style>
    <style:style style:name="T79" style:family="text">
      <style:text-properties officeooo:rsid="00bc56a8"/>
    </style:style>
    <style:style style:name="T80" style:family="text">
      <style:text-properties officeooo:rsid="00bda1db"/>
    </style:style>
    <style:style style:name="T81" style:family="text">
      <style:text-properties officeooo:rsid="00bf0477"/>
    </style:style>
    <style:style style:name="T82" style:family="text">
      <style:text-properties officeooo:rsid="00bf5d5d"/>
    </style:style>
    <style:style style:name="T83" style:family="text">
      <style:text-properties officeooo:rsid="00bff675"/>
    </style:style>
    <style:style style:name="T84" style:family="text">
      <style:text-properties officeooo:rsid="00c14548"/>
    </style:style>
    <style:style style:name="T85" style:family="text">
      <style:text-properties officeooo:rsid="00c68342"/>
    </style:style>
    <style:style style:name="T86" style:family="text">
      <style:text-properties officeooo:rsid="00cf26a9"/>
    </style:style>
    <style:style style:name="T87" style:family="text">
      <style:text-properties officeooo:rsid="00d186be"/>
    </style:style>
    <style:style style:name="T88" style:family="text">
      <style:text-properties officeooo:rsid="00d4ef55"/>
    </style:style>
    <style:style style:name="T89" style:family="text">
      <style:text-properties officeooo:rsid="00d6389b"/>
    </style:style>
    <style:style style:name="T90" style:family="text">
      <style:text-properties officeooo:rsid="00dc2fa7"/>
    </style:style>
    <style:style style:name="T91" style:family="text">
      <style:text-properties officeooo:rsid="00dd9a0b"/>
    </style:style>
    <style:style style:name="T92" style:family="text">
      <style:text-properties officeooo:rsid="00e6e8c6"/>
    </style:style>
    <style:style style:name="T93" style:family="text">
      <style:text-properties officeooo:rsid="00e74654"/>
    </style:style>
    <style:style style:name="T94" style:family="text">
      <style:text-properties officeooo:rsid="00ec00c7"/>
    </style:style>
    <style:style style:name="T95" style:family="text">
      <style:text-properties officeooo:rsid="00ef62dd"/>
    </style:style>
    <style:style style:name="T96" style:family="text">
      <style:text-properties officeooo:rsid="00f4200d"/>
    </style:style>
    <style:style style:name="T97" style:family="text">
      <style:text-properties officeooo:rsid="010095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EDITARIETÀ</text:p>
      <text:p text:style-name="P1"/>
      <text:p text:style-name="P1"/>
      <text:p text:style-name="P3">Perchè facciamo la gerarchia?</text:p>
      <text:p text:style-name="P3"/>
      <text:p text:style-name="P6"><text:span text:style-name="T1">Sviluppiamo la gerarchia per </text:span><text:span text:style-name="T5">diversi</text:span><text:span text:style-name="T4"> motivi:</text:span></text:p>
      <text:list xml:id="list2437466768" text:style-name="L1">
        <text:list-item>
          <text:p text:style-name="P5"><text:span text:style-name="T12">Per</text:span><text:span text:style-name="T1"> specializzare il comportamento di un oggetto.</text:span></text:p>
          <text:p text:style-name="P5"><text:span text:style-name="T2">Ad esempio data una classe animale che ha un metodo “mangia” possiamo estendere tale classe in carnivori, onnivori ed erbivori ognuna delle quali specializza il metodo in modo diverso.</text:span></text:p>
          <text:p text:style-name="P5"/>
        </text:list-item>
        <text:list-item>
          <text:p text:style-name="P5"><text:span text:style-name="T12">Per</text:span><text:span text:style-name="T3"> </text:span><text:span text:style-name="T13">estendere</text:span><text:span text:style-name="T3"> il comportamento di un oggetto.</text:span></text:p>
          <text:p text:style-name="P10">Ad esempio <text:span text:style-name="T14">dato un insieme di interi possiamo estendere il suo comportamento definendo una sottoclasse di interi ordinati, </text:span><text:span text:style-name="T15">che rappresenta un caso particolare della superclasse </text:span><text:span text:style-name="T16">dal momento che ha dei metodi in più</text:span><text:span text:style-name="T14">.</text:span></text:p>
          <text:p text:style-name="P10"/>
        </text:list-item>
        <text:list-item>
          <text:p text:style-name="P7">Contenere diverse implementazioni.</text:p>
          <text:p text:style-name="P11">Ad esempio <text:span text:style-name="T17">date le classi dei polinomi densi e dei polinomi sparsi </text:span><text:span text:style-name="T18">definiamo una superclasse polinomio, I cui sottotipi r</text:span><text:span text:style-name="T19">ealizzano l’</text:span><text:span text:style-name="T20">implementazione sparsa e densa.</text:span></text:p>
          <text:p text:style-name="P12">I metodi nelle sottoclassi sono gli stessi ma implementati in maniera diversa.</text:p>
          <text:p text:style-name="P11"/>
        </text:list-item>
        <text:list-item>
          <text:p text:style-name="P8">Ricalcolare una certa disposizione della realtà on<text:span text:style-name="T6">t</text:span>ologica <text:span text:style-name="T7">di elementi uno dentro l’altro</text:span></text:p>
          <text:p text:style-name="P9">Ad esempio la gerarchia delle eccezioni. <text:span text:style-name="T8">Nessuna ha un comportamento particolare, </text:span><text:span text:style-name="T9">ma </text:span><text:span text:style-name="T10">vogliamo ricalcare la gerarchia tra le eccezioni </text:span><text:span text:style-name="T11">rappresentandola con la gerarchia dei tipi</text:span></text:p>
          <text:p text:style-name="P4"/>
        </text:list-item>
      </text:list>
      <text:p text:style-name="P3"/>
      <text:p text:style-name="P3">Come funziona?</text:p>
      <text:p text:style-name="P3"/>
      <text:p text:style-name="P13">Per realizzare una gerarc<text:span text:style-name="T21">h</text:span><text:span text:style-name="T22">ia </text:span><text:span text:style-name="T24">di oggetti,</text:span><text:span text:style-name="T22"> </text:span><text:span text:style-name="T23">gli assegnamenti e I passaggi di parametri all</text:span><text:span text:style-name="T25">e</text:span><text:span text:style-name="T23"> funzioni sono tali per cui, se una variabile o un parametro ha un certo tipo T, allora possiamo </text:span><text:span text:style-name="T26">passare come parametro o possiamo assegnare </text:span><text:span text:style-name="T27">alla variabile di tipo T qualunque istanza di un qualunque sottotipo S.</text:span></text:p>
      <text:p text:style-name="P14">Ad esempio se abbiamo Number n possiamo fare = new Double(<text:span text:style-name="T28">3</text:span>).</text:p>
      <text:p text:style-name="P14"/>
      <text:p text:style-name="P16">Per le espressione del linguaggio abbiamo quindi un tipo Apparente, <text:span text:style-name="T29">ovvero il tipo dichiarato nel codice sorgente (nel nostro caso Number) </text:span><text:span text:style-name="T30">che viene deciso dal compilatore</text:span><text:span text:style-name="T29">, </text:span><text:span text:style-name="T30">e un tipo Concreto , </text:span><text:span text:style-name="T31">che </text:span><text:span text:style-name="T33">viene</text:span><text:span text:style-name="T31"> determina</text:span><text:span text:style-name="T33">to </text:span><text:span text:style-name="T32">a run time </text:span><text:span text:style-name="T33">e definisce</text:span><text:span text:style-name="T31"> il vero tipo dell’espressione </text:span><text:span text:style-name="T32">(nel nostro caso Double).</text:span></text:p>
      <text:p text:style-name="P15"/>
      <text:p text:style-name="P17">Un ultimo meccanismo <text:span text:style-name="T34">per realizzare la gerarchia è quello del dispatching che avviene quando </text:span><text:span text:style-name="T35">preso un oggetto di tipo X invochiamo un metodo f di questo → x.f().</text:span></text:p>
      <text:p text:style-name="P18">In questo caso <text:span text:style-name="T36">la decisione del codice </text:span><text:span text:style-name="T39">del metodo f </text:span><text:span text:style-name="T36">da eseguire </text:span><text:span text:style-name="T37">non è banale </text:span><text:span text:style-name="T38">perchè non è possibile determinare il tipo concreto di x.</text:span></text:p>
      <text:p text:style-name="P19">Ad esempio se abbiamo una gerarchia che ha capo la classe figura geometrica, allora le sue sottoclassi avranno tutte il metodo calcolaArea ma è indispensabile scegliere il metodo corretto da eseguire.</text:p>
      <text:p text:style-name="P19"/>
      <text:p text:style-name="P22"><text:span text:style-name="T40">Il dispatching </text:span><text:span text:style-name="T49">avviene</text:span><text:span text:style-name="T40"> </text:span><text:span text:style-name="T41">in parte a run time e in parte a tempo di compilazione.</text:span></text:p>
      <text:p text:style-name="P22"><text:span text:style-name="T49">A</text:span><text:span text:style-name="T42"> </text:span><text:span text:style-name="T49">tempo di compilazione</text:span><text:span text:style-name="T42">: </text:span><text:span text:style-name="T50">si </text:span><text:span text:style-name="T51">identifica </text:span><text:span text:style-name="T42">il tipo apparente di X, <text:s/>verifica </text:span><text:span text:style-name="T46">poi </text:span><text:span text:style-name="T42">se in X o nei suoi supertipi esiste il metodo chiamato </text:span><text:span text:style-name="T43">f </text:span><text:span text:style-name="T46">e infine</text:span><text:span text:style-name="T44"> identifica la segnatura giusta utilizzando il tipo </text:span><text:span text:style-name="T45">più specifico.</text:span></text:p>
      <text:p text:style-name="P21">A run time <text:span text:style-name="T47">avviene il dispatching </text:span><text:span text:style-name="T48">scegliendo il codice da eseguire utilizzando il tipo concreto </text:span><text:span text:style-name="T52">dell’oggetto X</text:span><text:span text:style-name="T48">.</text:span></text:p>
      <text:p text:style-name="P23"><text:soft-page-break/>Come si specificano I tipi della gerarchia?</text:p>
      <text:p text:style-name="P23"/>
      <text:p text:style-name="P24">Il processo di specificazione in alcuni casi si rifà semplicemente alla specificazione del supertipo <text:span text:style-name="T53">(se il comportamento non viene </text:span><text:span text:style-name="T58">né </text:span><text:span text:style-name="T53">esteso </text:span><text:span text:style-name="T58">né specificato </text:span><text:span text:style-name="T53">nella sottoclasse)</text:span>, <text:span text:style-name="T53">ma nei casi in cui il comportamento viene esteso, </text:span><text:span text:style-name="T54">allora </text:span><text:span text:style-name="T55">nel</text:span><text:span text:style-name="T54"> sottotipo </text:span><text:span text:style-name="T55">bisogna specificare I metodi aggiunti </text:span><text:span text:style-name="T56">e nei casi in cui la sottoclasse specializzi un comportamento </text:span><text:span text:style-name="T57">della superclasse, </text:span><text:span text:style-name="T56">questo deve essere specificato </text:span><text:span text:style-name="T59">(rifacendosi al supertipo)</text:span><text:span text:style-name="T56">.</text:span></text:p>
      <text:p text:style-name="P23"/>
      <text:p text:style-name="P23"/>
      <text:p text:style-name="P23">Come si implementano?</text:p>
      <text:p text:style-name="P20"/>
      <text:p text:style-name="P25">Il supertipo rispetto al sottotipo può avere caratteristiche molto diverse, <text:span text:style-name="T60">ad esempio può contenere rispetto all’implementazione un grado diverso di implementazione dei suoi comportamenti.</text:span></text:p>
      <text:p text:style-name="P26">Il supertipo che non implementa alcun comportamento (o di grado 0) è chiamato interfaccia:</text:p>
      <text:list xml:id="list3708286653" text:style-name="L2">
        <text:list-item>
          <text:p text:style-name="P27">Un’interfaccia è una collezione di metodi con le relative segnature <text:span text:style-name="T61">corredata da una specifica astratta.</text:span></text:p>
          <text:p text:style-name="P28">Non ha alcuna rappresentazione e nei metodi specificati non c’è il corpo, <text:span text:style-name="T94">tranne che per I metodi di default.</text:span></text:p>
          <text:p text:style-name="P52">Essi sono metodi che possono un codice ma non hanno alcun riferimento allo stato <text:span text:style-name="T95">e che definiscono</text:span> quindi un comportamento in termini di altri comportamenti.</text:p>
          <text:p text:style-name="P52"/>
          <text:p text:style-name="P28">L’obiettivo di questo supertipo è quello di rappresentare una base comune di comportamenti che devono essere esibiti dalle sottoclassi.</text:p>
          <text:p text:style-name="P29">Ad esempio <text:span text:style-name="T62">possiamo creare un’interfaccia chiamata figura geometrica che contiene il metodo area che nelle sottoclassi specializzo.</text:span></text:p>
          <text:p text:style-name="P53">L’ereditarietà è multipla, <text:span text:style-name="T97">ovvero una sottoclasse può estendere uno o più interfacce</text:span> e un’interfaccia può estendere un’altra interfaccia.</text:p>
        </text:list-item>
      </text:list>
      <text:p text:style-name="P30"/>
      <text:p text:style-name="P31">Il supertipo <text:span text:style-name="T63">che </text:span><text:span text:style-name="T64">raccoglie metodi e attributi e che realizza </text:span><text:span text:style-name="T65">completamente </text:span><text:span text:style-name="T66">un certo insiemi di comportamenti è la classe </text:span><text:span text:style-name="T67">concreta</text:span><text:span text:style-name="T66">.</text:span></text:p>
      <text:p text:style-name="P32">Queste classi possono essere distanziate.</text:p>
      <text:p text:style-name="P39"><text:span text:style-name="T70">I metodi d’istanza </text:span><text:span text:style-name="T74">in una classe concreta </text:span><text:span text:style-name="T70">possono essere di </text:span><text:span text:style-name="T79">quattro</text:span><text:span text:style-name="T70"> tipi:</text:span></text:p>
      <text:list xml:id="list2206185113" text:style-name="L3">
        <text:list-item>
          <text:p text:style-name="P36">Nuovi →<text:span text:style-name="T71"> un metodo che non appartiene al supertipo</text:span></text:p>
        </text:list-item>
        <text:list-item>
          <text:p text:style-name="P37">Ereditati →<text:span text:style-name="T72"> un metodo il cui codice non appartiene al sottotipo ma che è ereditato dalla superclasse.</text:span></text:p>
        </text:list-item>
        <text:list-item>
          <text:p text:style-name="P40">Sovrascritti → <text:span text:style-name="T75">metodi presenti anche nel supertipo ma che riscriviamo nel sottotipo perchè vogliamo specializzar</text:span><text:span text:style-name="T76">ne</text:span><text:span text:style-name="T75"> il comportamento.</text:span></text:p>
        </text:list-item>
        <text:list-item>
          <text:p text:style-name="P43"><text:span text:style-name="T80">Final → </text:span><text:span text:style-name="T77"><text:s/>è tale per cui non vogliamo che sia mai </text:span><text:span text:style-name="T78">sovrascrivibile</text:span><text:span text:style-name="T77"> da una sottoclasse.</text:span></text:p>
        </text:list-item>
      </text:list>
      <text:p text:style-name="P41"/>
      <text:p text:style-name="P42">Gli attributi <text:span text:style-name="T70"><text:s/></text:span><text:span text:style-name="T74">in una classe concreta </text:span><text:span text:style-name="T70">possono essere di </text:span><text:span text:style-name="T73">tre</text:span><text:span text:style-name="T70"> tipi:</text:span></text:p>
      <text:list xml:id="list112711222576998" text:continue-list="list2206185113" text:style-name="L3">
        <text:list-item text:start-value="1">
          <text:p text:style-name="P44"><text:span text:style-name="T70">Nuovi →</text:span><text:span text:style-name="T71"> un </text:span><text:span text:style-name="T81">attributo</text:span><text:span text:style-name="T71"> che non appartiene al supertipo</text:span></text:p>
        </text:list-item>
        <text:list-item>
          <text:p text:style-name="P38">Ereditati →<text:span text:style-name="T72"> un </text:span><text:span text:style-name="T81">attributo</text:span><text:span text:style-name="T72"> </text:span><text:span text:style-name="T82">che viene definito </text:span><text:span text:style-name="T83">protected nel suo supertipo </text:span><text:span text:style-name="T84">ed è visibile ai suoi sottotipi.</text:span></text:p>
          <text:p text:style-name="P45"><text:span text:style-name="T90">Il problema che sorge è che </text:span><text:span text:style-name="T91">la sottoclasse potrebbe </text:span><text:span text:style-name="T96">danneggiare lo stato del supertipo.</text:span></text:p>
        </text:list-item>
      </text:list>
      <text:p text:style-name="P49"/>
      <text:p text:style-name="P46">L’invariante di rappresentazione in una <text:span text:style-name="T85">sottoclasse</text:span> <text:span text:style-name="T85">concreta deve predicare gli attributi nuovi e se utilizza gli attributi della superclasse deve rifarsi anche a questi.</text:span></text:p>
      <text:p text:style-name="P48">Spesso sarà una congiunzione tra gli attributi dello stato della sottoclasse e gli attributi dello stato della sottoclasse.</text:p>
      <text:p text:style-name="P47">La funzione d’astrazione in una <text:span text:style-name="T85">sottoclasse</text:span> <text:span text:style-name="T85">concreta </text:span><text:span text:style-name="T86">nel caso in cui </text:span><text:span text:style-name="T88">in essa </text:span><text:span text:style-name="T86">stiamo specializzando il comportamento o stiamo definendo diverse implementazioni della superclasse allora rimarr</text:span><text:span text:style-name="T89">à</text:span><text:span text:style-name="T86"> invariata </text:span><text:span text:style-name="T87">(perchè avrà lo stesso codominio)</text:span><text:span text:style-name="T86">.</text:span></text:p>
      <text:p text:style-name="P46"><text:soft-page-break/></text:p>
      <text:p text:style-name="P42"/>
      <text:p text:style-name="P32"/>
      <text:p text:style-name="P32"/>
      <text:p text:style-name="P34">Tra la classe concreta e un’interfaccia abbiamo la classe astratta, nella quale non tutti I comportamenti sono implementati.</text:p>
      <text:p text:style-name="P50"><text:span text:style-name="T68">Alcuni metodi contengono il codice, mentre altri determinano solo </text:span><text:span text:style-name="T93">la segnatura e il valore di ritorno</text:span><text:span text:style-name="T68"> </text:span><text:span text:style-name="T92">e questi sono segnati con la parola chiave abstract</text:span><text:span text:style-name="T68">.</text:span></text:p>
      <text:p text:style-name="P51">Le sottoclassi effettuaranno l’ovverride dei metodi astratti fornendone l’implementazione concreta.</text:p>
      <text:p text:style-name="P35">Ad esempio la classe polinomio può essere astratta e poi ognuna delle sue sottoclassi implementa il metodo somma in modo diverso.</text:p>
      <text:p text:style-name="P33">Queste classi <text:span text:style-name="T69">non </text:span>possono essere distanziate.</text:p>
      <text:p text:style-name="P33"/>
      <text:p text:style-name="P35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9:22:55.720727085</meta:creation-date>
    <meta:generator>LibreOffice/6.4.6.2$Linux_X86_64 LibreOffice_project/40$Build-2</meta:generator>
    <dc:date>2021-03-27T11:22:59.361949158</dc:date>
    <meta:editing-duration>PT1H58M37S</meta:editing-duration>
    <meta:editing-cycles>190</meta:editing-cycles>
    <meta:document-statistic meta:table-count="0" meta:image-count="0" meta:object-count="0" meta:page-count="3" meta:paragraph-count="53" meta:word-count="964" meta:character-count="6245" meta:non-whitespace-character-count="5347"/>
  </office:meta>
</office:document-meta>
</file>